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06dc" officeooo:paragraph-rsid="001506dc"/>
    </style:style>
    <style:style style:name="P2" style:family="paragraph" style:parent-style-name="Standard" style:list-style-name="L1">
      <style:text-properties officeooo:rsid="0016ffff" officeooo:paragraph-rsid="0016ffff"/>
    </style:style>
    <style:style style:name="P3" style:family="paragraph" style:parent-style-name="Standard" style:list-style-name="L1">
      <style:text-properties officeooo:rsid="001896bf" officeooo:paragraph-rsid="001896bf"/>
    </style:style>
    <style:style style:name="P4" style:family="paragraph" style:parent-style-name="Standard" style:list-style-name="L1">
      <style:text-properties officeooo:rsid="001946f1" officeooo:paragraph-rsid="001946f1"/>
    </style:style>
    <style:style style:name="P5" style:family="paragraph" style:parent-style-name="Standard" style:list-style-name="L1">
      <style:text-properties officeooo:rsid="001a1857" officeooo:paragraph-rsid="001a1857"/>
    </style:style>
    <style:style style:name="P6" style:family="paragraph" style:parent-style-name="Standard" style:list-style-name="L1">
      <style:text-properties officeooo:rsid="001be744" officeooo:paragraph-rsid="001be744"/>
    </style:style>
    <style:style style:name="T1" style:family="text">
      <style:text-properties officeooo:rsid="001759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60203157" text:style-name="L1">
        <text:list-item>
          <text:p text:style-name="P1">Le « tu » désigne le christianisme. On retrouve plus loin « je », désignant l’auteur. Cela procure un effet de dialogue.</text:p>
        </text:list-item>
        <text:list-item>
          <text:p text:style-name="P2">Énumération « les prospectus les catalogues les affiches » ; métaphore « J’ai vu ce matin une jolie rue dont j’ai oublié le nom / Neuve et propre du soleil elle était le clairon » ; allitération « Les plaques les avis à la façon des perroquets criaillent » : [k], [p], [r] ; métaphore « le troupeau des ponts »; champ lexical du bruit ou des sources de bruits « bêle ; <text:span text:style-name="T1">automobiles ; chantent ; clairon ; sirène ; cloche rageuse ; aboie ; criaillent » ; champ lexical de l’ancienneté « monde ancien ; antiquité ; anciennes ; antique » ; champ lexical de la modernité « neuve ; moderne ; aventures policières ; sténo-dactylographes ; rue industrielle »</text:span></text:p>
        </text:list-item>
        <text:list-item>
          <text:p text:style-name="P3">La religion est associée à la modernité</text:p>
        </text:list-item>
        <text:list-item>
          <text:p text:style-name="P4">La poésie doit être présente dans le quotidien du monde moderne, dans les affiches, journaux etc</text:p>
        </text:list-item>
        <text:list-item>
          <text:p text:style-name="P5">Il n’y a aucun ponctuation</text:p>
        </text:list-item>
        <text:list-item>
          <text:p text:style-name="P6">C’est représentatif de la poésie dont rêve Apollinaire car il veut une poésie sans limite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6T00:33:42.812000000</meta:creation-date>
    <meta:generator>LibreOffice/6.3.4.2$Windows_X86_64 LibreOffice_project/60da17e045e08f1793c57c00ba83cdfce946d0aa</meta:generator>
    <dc:date>2020-04-06T03:02:57.223000000</dc:date>
    <meta:editing-duration>PT26M42S</meta:editing-duration>
    <meta:editing-cycles>1</meta:editing-cycles>
    <meta:document-statistic meta:table-count="0" meta:image-count="0" meta:object-count="0" meta:page-count="1" meta:paragraph-count="6" meta:word-count="193" meta:character-count="1034" meta:non-whitespace-character-count="853"/>
  </office:meta>
</office:document-meta>
</file>